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3815" officeooo:paragraph-rsid="00103815"/>
    </style:style>
    <style:style style:name="P2" style:family="paragraph" style:parent-style-name="Standard">
      <style:text-properties officeooo:rsid="0011dfdf" officeooo:paragraph-rsid="0011dfdf"/>
    </style:style>
    <style:style style:name="P3" style:family="paragraph" style:parent-style-name="Standard">
      <style:text-properties style:font-name="sans-serif" fo:font-size="30pt" officeooo:rsid="00103815" officeooo:paragraph-rsid="00103815"/>
    </style:style>
    <style:style style:name="P4" style:family="paragraph" style:parent-style-name="Standard">
      <style:text-properties officeooo:rsid="0012720f" officeooo:paragraph-rsid="0012720f"/>
    </style:style>
    <style:style style:name="T1" style:family="text">
      <style:text-properties officeooo:rsid="00110d0a"/>
    </style:style>
    <style:style style:name="T2" style:family="text">
      <style:text-properties officeooo:rsid="0011df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AN PRIMER</text:p>
      <text:p text:style-name="P1"/>
      <text:p text:style-name="P1">Leanissa on kyse ajattelu- ja toimintatavasta, jota toteuttaen voidaan maksimoida lisäarvon tuottaminen. <text:span text:style-name="T1">L</text:span>eanin periaatteiden mukainen lähestymistapa onnistuu luomaan samansuuntaisia kannustimia jokaiselle prosessiin osallistuvalle taholle. Eli lisäarvon tuottamista palvelevan <text:span text:style-name="T2">menetelmän</text:span> uskotaan olevan myös inhimillinen ja sopivalla tavalla yksilön huomioonottava. <text:span text:style-name="T1">Leanin ytimessä ovat määriteltyjen toimenpiteiden sijaan laajemmat työkulttuuriin vaikuttavat ohjenuorat.</text:span></text:p>
      <text:p text:style-name="P1"/>
      <text:p text:style-name="P2">Leanin olemusta ei pystykään kuvaamaan mekaanisesti. Leania on parempi lähestyä filosofiana. Käytännön tasolla ensimmäisessä kappaleessa hieman hahmotellun filosofian on tarkoitus tuottaa laadukkaita tuotteita mahdollisimman nopeasti, turvallisesti ja halvasti. Tavan jolla tämä saavutetaan täytyy olla myös korkeaa moraalia noudattava, asiakasta tyydyttävä ja kaikille osalliselle tahoille arvoa tuottava. </text:p>
      <text:p text:style-name="P2"/>
      <text:p text:style-name="P4">Hieman yksityiskohtaisemmalla tasolla tärkeimmät mainitsemisen arvoiset Leanissa korostuvat päämäärät ovat jatkuvaan oppimiseen ja ihmisten kunnioittamiseen pyrkimin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8:12:23.642601137</meta:creation-date>
    <dc:date>2021-12-19T19:12:40.667658872</dc:date>
    <meta:editing-duration>PT4M6S</meta:editing-duration>
    <meta:editing-cycles>1</meta:editing-cycles>
    <meta:document-statistic meta:table-count="0" meta:image-count="0" meta:object-count="0" meta:page-count="1" meta:paragraph-count="4" meta:word-count="112" meta:character-count="1059" meta:non-whitespace-character-count="950"/>
    <meta:generator>LibreOffice/6.4.7.2$Linux_X86_64 LibreOffice_project/40$Build-2</meta:generator>
  </office:meta>
</office:document-meta>
</file>